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2.3417in"/>
    </style:style>
    <style:style style:name="co5" style:family="table-column">
      <style:table-column-properties fo:break-before="auto" style:column-width="2.55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20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ce2"/>
        <table:table-column table:style-name="co2" table:number-columns-repeated="5" table:default-cell-style-name="ce2"/>
        <table:table-column table:style-name="co4" table:default-cell-style-name="ce11"/>
        <table:table-column table:style-name="co5" table:default-cell-style-name="ce11"/>
        <table:table-column table:style-name="co2" table:number-columns-repeated="248" table:default-cell-style-name="ce11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35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ATMEGA32U4-AU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ATMEGA32U4-AU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 office:value-type="string">
            <text:p>TQFP44_1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$6.04 MOUSER 556-ATMEGA32U4-AU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Arduino Leonard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 office:value-type="string">
            <text:p>mirage335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 office:value-type="string">
            <text:p>MIT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 office:value-type="string">
            <text:p>MIT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34">
            <text:p>34</text:p>
          </table:table-cell>
          <table:table-cell table:style-name="Default" table:formula="of:=[.A58]" office:value-type="float" office:value="34">
            <text:p>34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VCC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43">
            <text:p>43</text:p>
          </table:table-cell>
          <table:table-cell table:style-name="Default" table:formula="of:=[.A59]" office:value-type="float" office:value="43">
            <text:p>43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13">
            <text:p>13</text:p>
          </table:table-cell>
          <table:table-cell table:style-name="Default" table:formula="of:=[.A60]" office:value-type="float" office:value="13">
            <text:p>13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RESET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16">
            <text:p>16</text:p>
          </table:table-cell>
          <table:table-cell table:style-name="Default" table:formula="of:=[.A61]" office:value-type="float" office:value="16">
            <text:p>16</text:p>
          </table:table-cell>
          <table:table-cell table:style-name="Default" office:value-type="string">
            <text:p>pas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XTAL2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17">
            <text:p>17</text:p>
          </table:table-cell>
          <table:table-cell table:style-name="Default" table:formula="of:=[.A62]" office:value-type="float" office:value="17">
            <text:p>17</text:p>
          </table:table-cell>
          <table:table-cell table:style-name="Default" office:value-type="string">
            <text:p>pas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XTAL1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44">
            <text:p>44</text:p>
          </table:table-cell>
          <table:table-cell table:style-name="Default" table:formula="of:=[.A63]" office:value-type="float" office:value="44">
            <text:p>44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AVCC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24">
            <text:p>24</text:p>
          </table:table-cell>
          <table:table-cell table:style-name="Default" table:formula="of:=[.A64]" office:value-type="float" office:value="24">
            <text:p>24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AVCC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42">
            <text:p>42</text:p>
          </table:table-cell>
          <table:table-cell table:style-name="Default" table:formula="of:=[.A65]" office:value-type="float" office:value="42">
            <text:p>42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AREF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14">
            <text:p>14</text:p>
          </table:table-cell>
          <table:table-cell table:style-name="Default" table:formula="of:=[.A66]" office:value-type="float" office:value="14">
            <text:p>14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VCC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15">
            <text:p>15</text:p>
          </table:table-cell>
          <table:table-cell table:style-name="Default" table:formula="of:=[.A67]" office:value-type="float" office:value="15">
            <text:p>15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23">
            <text:p>23</text:p>
          </table:table-cell>
          <table:table-cell table:style-name="Default" table:formula="of:=[.A68]" office:value-type="float" office:value="23">
            <text:p>23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35">
            <text:p>35</text:p>
          </table:table-cell>
          <table:table-cell table:style-name="Default" table:formula="of:=[.A69]" office:value-type="float" office:value="35">
            <text:p>35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6">
            <text:p>6</text:p>
          </table:table-cell>
          <table:table-cell table:style-name="Default" table:formula="of:=[.A70]" office:value-type="float" office:value="6">
            <text:p>6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UCap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table:formula="of:=[.A71]" office:value-type="float" office:value="2">
            <text:p>2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UVcc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table:formula="of:=[.A72]" office:value-type="float" office:value="3">
            <text:p>3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D-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table:formula="of:=[.A73]" office:value-type="float" office:value="4">
            <text:p>4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D+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5">
            <text:p>5</text:p>
          </table:table-cell>
          <table:table-cell table:style-name="Default" table:formula="of:=[.A74]" office:value-type="float" office:value="5">
            <text:p>5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UGnd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7">
            <text:p>7</text:p>
          </table:table-cell>
          <table:table-cell table:style-name="Default" table:formula="of:=[.A75]" office:value-type="float" office:value="7">
            <text:p>7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VBus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12">
            <text:p>12</text:p>
          </table:table-cell>
          <table:table-cell table:style-name="Default" table:formula="of:=[.A76]" office:value-type="float" office:value="12">
            <text:p>12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PCINT7/OC0A/OC1C/RTS) PB7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30">
            <text:p>30</text:p>
          </table:table-cell>
          <table:table-cell table:style-name="Default" table:formula="of:=[.A77]" office:value-type="float" office:value="30">
            <text:p>30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PCINT6/OC1B/OC4B/ADC13) PB6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29">
            <text:p>29</text:p>
          </table:table-cell>
          <table:table-cell table:style-name="Default" table:formula="of:=[.A78]" office:value-type="float" office:value="29">
            <text:p>29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PCINT5/OC1A/OC4B/ADC12) PB5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28">
            <text:p>28</text:p>
          </table:table-cell>
          <table:table-cell table:style-name="Default" table:formula="of:=[.A79]" office:value-type="float" office:value="28">
            <text:p>28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PCINT4/ADC11) PB4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11">
            <text:p>11</text:p>
          </table:table-cell>
          <table:table-cell table:style-name="Default" table:formula="of:=[.A80]" office:value-type="float" office:value="11">
            <text:p>11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PDO/PCINT3/MISO) PB3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10">
            <text:p>10</text:p>
          </table:table-cell>
          <table:table-cell table:style-name="Default" table:formula="of:=[.A81]" office:value-type="float" office:value="10">
            <text:p>10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PDI/PCINT2/MOSI) PB2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9">
            <text:p>9</text:p>
          </table:table-cell>
          <table:table-cell table:style-name="Default" table:formula="of:=[.A82]" office:value-type="float" office:value="9">
            <text:p>9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PCINT1/SCLK) PB1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8">
            <text:p>8</text:p>
          </table:table-cell>
          <table:table-cell table:style-name="Default" table:formula="of:=[.A83]" office:value-type="float" office:value="8">
            <text:p>8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SS/PCINT0) PB0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32">
            <text:p>32</text:p>
          </table:table-cell>
          <table:table-cell table:style-name="Default" table:formula="of:=[.A84]" office:value-type="float" office:value="32">
            <text:p>32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ICP3/CLK0/OC4A) PC7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31">
            <text:p>31</text:p>
          </table:table-cell>
          <table:table-cell table:style-name="Default" table:formula="of:=[.A85]" office:value-type="float" office:value="31">
            <text:p>31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OC3A/OC4A) PC6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table:formula="of:=[.A86]" office:value-type="float" office:value="1">
            <text:p>1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INT.6/AIN0) PE6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33">
            <text:p>33</text:p>
          </table:table-cell>
          <table:table-cell table:style-name="Default" table:formula="of:=[.A87]" office:value-type="float" office:value="33">
            <text:p>33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HWB) PE2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27">
            <text:p>27</text:p>
          </table:table-cell>
          <table:table-cell table:style-name="Default" table:formula="of:=[.A88]" office:value-type="float" office:value="27">
            <text:p>27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T0/OC4D/ADC10) PD7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26">
            <text:p>26</text:p>
          </table:table-cell>
          <table:table-cell table:style-name="Default" table:formula="of:=[.A89]" office:value-type="float" office:value="26">
            <text:p>26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T1/OC4D/ADC9) PD6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22">
            <text:p>22</text:p>
          </table:table-cell>
          <table:table-cell table:style-name="Default" table:formula="of:=[.A90]" office:value-type="float" office:value="22">
            <text:p>22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XCK1/CTS) PD5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table:formula="of:=[.A91]" office:value-type="float" office:value="25">
            <text:p>25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ICP1/ADC8) PD4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21">
            <text:p>21</text:p>
          </table:table-cell>
          <table:table-cell table:style-name="Default" table:formula="of:=[.A92]" office:value-type="float" office:value="21">
            <text:p>21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TXD1/INT3) PD3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20">
            <text:p>20</text:p>
          </table:table-cell>
          <table:table-cell table:style-name="Default" table:formula="of:=[.A93]" office:value-type="float" office:value="20">
            <text:p>20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RXD1/INT2) PD2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19">
            <text:p>19</text:p>
          </table:table-cell>
          <table:table-cell table:style-name="Default" table:formula="of:=[.A94]" office:value-type="float" office:value="19">
            <text:p>19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SDA/INT1) PD1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18">
            <text:p>18</text:p>
          </table:table-cell>
          <table:table-cell table:style-name="Default" table:formula="of:=[.A95]" office:value-type="float" office:value="18">
            <text:p>18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OC0B/SCL/INT0) PD0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36">
            <text:p>36</text:p>
          </table:table-cell>
          <table:table-cell table:style-name="Default" table:formula="of:=[.A96]" office:value-type="float" office:value="36">
            <text:p>36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ADC7/TDI) PF7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37">
            <text:p>37</text:p>
          </table:table-cell>
          <table:table-cell table:style-name="Default" table:formula="of:=[.A97]" office:value-type="float" office:value="37">
            <text:p>37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ADC6/TDO) PF6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38">
            <text:p>38</text:p>
          </table:table-cell>
          <table:table-cell table:style-name="Default" table:formula="of:=[.A98]" office:value-type="float" office:value="38">
            <text:p>38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ADC5/TMS) PF5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39">
            <text:p>39</text:p>
          </table:table-cell>
          <table:table-cell table:style-name="Default" table:formula="of:=[.A99]" office:value-type="float" office:value="39">
            <text:p>39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ADC4/TCK) PF4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40">
            <text:p>40</text:p>
          </table:table-cell>
          <table:table-cell table:style-name="Default" table:formula="of:=[.A100]" office:value-type="float" office:value="40">
            <text:p>40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ADC1) PF1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41">
            <text:p>41</text:p>
          </table:table-cell>
          <table:table-cell table:style-name="Default" table:formula="of:=[.A101]" office:value-type="float" office:value="41">
            <text:p>41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(ADC0) PF0</text:p>
          </table:table-cell>
          <table:table-cell table:style-name="ce13" table:number-columns-repeated="249"/>
        </table:table-row>
        <table:table-row table:style-name="ro2" table:number-rows-repeated="45">
          <table:table-cell table:style-name="Default" table:number-columns-repeated="7"/>
          <table:table-cell table:style-name="ce13" table:number-columns-repeated="249"/>
        </table:table-row>
        <table:table-row table:style-name="ro1" table:number-rows-repeated="3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/00/0000</text:date>, <text:time style:data-style-name="N2" text:time-value="0000-00-00T02:28: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4-10T19:33:07</meta:creation-date>
    <dc:date>2013-06-18T02:29:19</dc:date>
    <dc:language>de-DE</dc:language>
    <meta:editing-cycles>30</meta:editing-cycles>
    <meta:editing-duration>PT4H20M22S</meta:editing-duration>
    <meta:document-statistic meta:table-count="3" meta:cell-count="349" meta:object-count="0"/>
    <meta:user-defined meta:name="Info 1"/>
    <meta:user-defined meta:name="Info 2"/>
    <meta:user-defined meta:name="Info 3"/>
    <meta:user-defined meta:name="Info 4"/>
  </office:meta>
</office:document-meta>
</file>